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507104866" calcext:value-type="float">
            <text:p>99,65</text:p>
          </table:table-cell>
          <table:table-cell table:style-name="ce3" table:formula="of:=100 - SUM([.A2:.B2])" office:value-type="float" office:value="0.349289513399995" calcext:value-type="float">
            <text:p>0,35</text:p>
          </table:table-cell>
          <table:table-cell office:value-type="float" office:value="8303" calcext:value-type="float">
            <text:p>8303</text:p>
          </table:table-cell>
          <table:table-cell table:style-name="ce4" table:formula="of:=[.E18]+[.H18]" office:value-type="float" office:value="12553" calcext:value-type="float">
            <text:p>12553</text:p>
          </table:table-cell>
          <table:table-cell table:formula="of:=12597-[.E2]" office:value-type="float" office:value="44" calcext:value-type="float">
            <text:p>44</text:p>
          </table:table-cell>
          <table:table-cell office:value-type="float" office:value="148.772322893" calcext:value-type="float">
            <text:p>148,772322893</text:p>
          </table:table-cell>
          <table:table-cell office:value-type="float" office:value="13.7376148701" calcext:value-type="float">
            <text:p>13,737614870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665872827" calcext:value-type="float">
            <text:p>99,67</text:p>
          </table:table-cell>
          <table:table-cell table:style-name="ce3" table:formula="of:=100 - SUM([.A3:.B3])" office:value-type="float" office:value="0.333412717300007" calcext:value-type="float">
            <text:p>0,33</text:p>
          </table:table-cell>
          <table:table-cell office:value-type="float" office:value="8364" calcext:value-type="float">
            <text:p>8364</text:p>
          </table:table-cell>
          <table:table-cell table:style-name="ce4" table:formula="of:=[.E19]+[.H19]" office:value-type="float" office:value="12555" calcext:value-type="float">
            <text:p>12555</text:p>
          </table:table-cell>
          <table:table-cell table:formula="of:=12597-[.E3]" office:value-type="float" office:value="42" calcext:value-type="float">
            <text:p>42</text:p>
          </table:table-cell>
          <table:table-cell office:value-type="float" office:value="154.038578033" calcext:value-type="float">
            <text:p>154,038578033</text:p>
          </table:table-cell>
          <table:table-cell office:value-type="float" office:value="13.8307461739" calcext:value-type="float">
            <text:p>13,830746173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8174168453" calcext:value-type="float">
            <text:p>99,82</text:p>
          </table:table-cell>
          <table:table-cell table:style-name="ce3" table:formula="of:=100 - SUM([.A4:.B4])" office:value-type="float" office:value="0.182583154699998" calcext:value-type="float">
            <text:p>0,18</text:p>
          </table:table-cell>
          <table:table-cell office:value-type="float" office:value="8139" calcext:value-type="float">
            <text:p>8139</text:p>
          </table:table-cell>
          <table:table-cell table:style-name="ce4" table:formula="of:=[.E20]+[.H20]" office:value-type="float" office:value="12574" calcext:value-type="float">
            <text:p>12574</text:p>
          </table:table-cell>
          <table:table-cell table:formula="of:=12597-[.E4]" office:value-type="float" office:value="23" calcext:value-type="float">
            <text:p>23</text:p>
          </table:table-cell>
          <table:table-cell office:value-type="float" office:value="247.98648119" calcext:value-type="float">
            <text:p>247,98648119</text:p>
          </table:table-cell>
          <table:table-cell office:value-type="float" office:value="13.4408209324" calcext:value-type="float">
            <text:p>13,440820932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5:.B5])" office:value-type="float" office:value="0.301659125200004" calcext:value-type="float">
            <text:p>0,30</text:p>
          </table:table-cell>
          <table:table-cell office:value-type="float" office:value="8369" calcext:value-type="float">
            <text:p>8369</text:p>
          </table:table-cell>
          <table:table-cell table:style-name="ce4" table:formula="of:=[.E21]+[.H21]" office:value-type="float" office:value="12559" calcext:value-type="float">
            <text:p>12559</text:p>
          </table:table-cell>
          <table:table-cell table:formula="of:=12597-[.E5]" office:value-type="float" office:value="38" calcext:value-type="float">
            <text:p>38</text:p>
          </table:table-cell>
          <table:table-cell office:value-type="float" office:value="191.955106974" calcext:value-type="float">
            <text:p>191,955106974</text:p>
          </table:table-cell>
          <table:table-cell office:value-type="float" office:value="13.8531970978" calcext:value-type="float">
            <text:p>13,853197097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110184965" calcext:value-type="float">
            <text:p>99,61</text:p>
          </table:table-cell>
          <table:table-cell table:style-name="ce3" table:formula="of:=100 - SUM([.A6:.B6])" office:value-type="float" office:value="0.388981503500005" calcext:value-type="float">
            <text:p>0,39</text:p>
          </table:table-cell>
          <table:table-cell office:value-type="float" office:value="8402" calcext:value-type="float">
            <text:p>8402</text:p>
          </table:table-cell>
          <table:table-cell table:style-name="ce4" table:formula="of:=[.E22]+[.H22]" office:value-type="float" office:value="12548" calcext:value-type="float">
            <text:p>12548</text:p>
          </table:table-cell>
          <table:table-cell table:formula="of:=12597-[.E6]" office:value-type="float" office:value="49" calcext:value-type="float">
            <text:p>49</text:p>
          </table:table-cell>
          <table:table-cell office:value-type="float" office:value="227.025520802" calcext:value-type="float">
            <text:p>227,025520802</text:p>
          </table:table-cell>
          <table:table-cell office:value-type="float" office:value="13.9056689739" calcext:value-type="float">
            <text:p>13,905668973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5713265063" calcext:value-type="float">
            <text:p>99,57</text:p>
          </table:table-cell>
          <table:table-cell table:style-name="ce3" table:formula="of:=100 - SUM([.A7:.B7])" office:value-type="float" office:value="0.428673493700003" calcext:value-type="float">
            <text:p>0,43</text:p>
          </table:table-cell>
          <table:table-cell office:value-type="float" office:value="8453" calcext:value-type="float">
            <text:p>8453</text:p>
          </table:table-cell>
          <table:table-cell table:style-name="ce4" table:formula="of:=[.E23]+[.H23]" office:value-type="float" office:value="12543" calcext:value-type="float">
            <text:p>12543</text:p>
          </table:table-cell>
          <table:table-cell table:formula="of:=12597-[.E7]" office:value-type="float" office:value="54" calcext:value-type="float">
            <text:p>54</text:p>
          </table:table-cell>
          <table:table-cell office:value-type="float" office:value="140.455710173" calcext:value-type="float">
            <text:p>140,455710173</text:p>
          </table:table-cell>
          <table:table-cell office:value-type="float" office:value="14.0032019615" calcext:value-type="float">
            <text:p>14,003201961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8:.B8])" office:value-type="float" office:value="0.293720727199997" calcext:value-type="float">
            <text:p>0,29</text:p>
          </table:table-cell>
          <table:table-cell office:value-type="float" office:value="8296" calcext:value-type="float">
            <text:p>8296</text:p>
          </table:table-cell>
          <table:table-cell table:style-name="ce4" table:formula="of:=[.E24]+[.H24]" office:value-type="float" office:value="12560" calcext:value-type="float">
            <text:p>12560</text:p>
          </table:table-cell>
          <table:table-cell table:formula="of:=12597-[.E8]" office:value-type="float" office:value="37" calcext:value-type="float">
            <text:p>37</text:p>
          </table:table-cell>
          <table:table-cell office:value-type="float" office:value="195.378534079" calcext:value-type="float">
            <text:p>195,378534079</text:p>
          </table:table-cell>
          <table:table-cell office:value-type="float" office:value="13.7286329269" calcext:value-type="float">
            <text:p>13,728632926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04270519" calcext:value-type="float">
            <text:p>99,69</text:p>
          </table:table-cell>
          <table:table-cell table:style-name="ce3" table:formula="of:=100 - SUM([.A9:.B9])" office:value-type="float" office:value="0.309572948099998" calcext:value-type="float">
            <text:p>0,31</text:p>
          </table:table-cell>
          <table:table-cell office:value-type="float" office:value="8472" calcext:value-type="float">
            <text:p>8472</text:p>
          </table:table-cell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144.765938997" calcext:value-type="float">
            <text:p>144,765938997</text:p>
          </table:table-cell>
          <table:table-cell office:value-type="float" office:value="14.0225651264" calcext:value-type="float">
            <text:p>14,022565126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586759803" calcext:value-type="float">
            <text:p>99,66</text:p>
          </table:table-cell>
          <table:table-cell table:style-name="ce3" table:formula="of:=100 - SUM([.A10:.B10])" office:value-type="float" office:value="0.341324019699996" calcext:value-type="float">
            <text:p>0,34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554" calcext:value-type="float">
            <text:p>12554</text:p>
          </table:table-cell>
          <table:table-cell table:formula="of:=12597-[.E10]" office:value-type="float" office:value="43" calcext:value-type="float">
            <text:p>43</text:p>
          </table:table-cell>
          <table:table-cell office:value-type="float" office:value="90.6744110584" calcext:value-type="float">
            <text:p>90,6744110584</text:p>
          </table:table-cell>
          <table:table-cell office:value-type="float" office:value="20.6164300442" calcext:value-type="float">
            <text:p>20,616430044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1:.B11])" office:value-type="float" office:value="0.285759644400002" calcext:value-type="float">
            <text:p>0,29</text:p>
          </table:table-cell>
          <table:table-cell office:value-type="float" office:value="8296" calcext:value-type="float">
            <text:p>8296</text:p>
          </table:table-cell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111.861282825" calcext:value-type="float">
            <text:p>111,861282825</text:p>
          </table:table-cell>
          <table:table-cell office:value-type="float" office:value="13.0684690475" calcext:value-type="float">
            <text:p>13,068469047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850231528" calcext:value-type="float">
            <text:p>99,6785023153</text:p>
          </table:table-cell>
          <table:table-cell table:formula="of:=AVERAGE([.C2:.C11])" office:value-type="float" office:value="0.321497684720001" calcext:value-type="float">
            <text:p>0,3214976847</text:p>
          </table:table-cell>
          <table:table-cell table:formula="of:=SUM([.D2:.D11])/10" office:value-type="float" office:value="8769.2" calcext:value-type="float">
            <text:p>8769,2</text:p>
          </table:table-cell>
          <table:table-cell table:formula="of:=AVERAGE([.E2:.E11])" office:value-type="float" office:value="12556.5" calcext:value-type="float">
            <text:p>12556,5</text:p>
          </table:table-cell>
          <table:table-cell table:formula="of:=AVERAGE([.F2:.F11])" office:value-type="float" office:value="40.5" calcext:value-type="float">
            <text:p>40,5</text:p>
          </table:table-cell>
          <table:table-cell table:formula="of:=SUM([.G2:.G11])/10" office:value-type="float" office:value="165.29138870244" calcext:value-type="float">
            <text:p>165,2913887024</text:p>
          </table:table-cell>
          <table:table-cell table:formula="of:=SUM([.H2:.H11])/10" office:value-type="float" office:value="14.42073471546" calcext:value-type="float">
            <text:p>14,420734715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6134000158768" calcext:value-type="float">
            <text:p>0,696134000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5" calcext:value-type="float">
            <text:p>5843,5</text:p>
          </table:table-cell>
          <table:table-cell table:formula="of:=AVERAGE([.G18:.G27])" office:value-type="float" office:value="19.2" calcext:value-type="float">
            <text:p>19,2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59" calcext:value-type="float">
            <text:p>675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3" calcext:value-type="float">
            <text:p>21,3</text:p>
          </table:table-cell>
          <table:table-cell table:formula="of:=AVERAGE([.H18:.H27])" office:value-type="float" office:value="6713" calcext:value-type="float">
            <text:p>6713</text:p>
          </table:table-cell>
          <table:table-cell/>
          <table:table-cell office:value-type="float" office:value="5832" calcext:value-type="float">
            <text:p>5832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12597-SUM([.E19:.G19])" office:value-type="float" office:value="6723" calcext:value-type="float">
            <text:p>672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1" calcext:value-type="float">
            <text:p>588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12597-SUM([.E20:.G20])" office:value-type="float" office:value="6693" calcext:value-type="float">
            <text:p>669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5" calcext:value-type="float">
            <text:p>5843,5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731" calcext:value-type="float">
            <text:p>673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3" calcext:value-type="float">
            <text:p>21,3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12597-SUM([.E22:.G22])" office:value-type="float" office:value="6696" calcext:value-type="float">
            <text:p>669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2" calcext:value-type="float">
            <text:p>19,2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12597-SUM([.E23:.G23])" office:value-type="float" office:value="6716" calcext:value-type="float">
            <text:p>671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" calcext:value-type="float">
            <text:p>6713</text:p>
          </table:table-cell>
          <table:table-cell table:number-columns-repeated="2"/>
          <table:table-cell office:value-type="float" office:value="5889" calcext:value-type="float">
            <text:p>58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4:.G24])" office:value-type="float" office:value="6671" calcext:value-type="float">
            <text:p>667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3" calcext:value-type="float">
            <text:p>57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12597-SUM([.E25:.G25])" office:value-type="float" office:value="6795" calcext:value-type="float">
            <text:p>67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6" calcext:value-type="float">
            <text:p>58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708" calcext:value-type="float">
            <text:p>670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3" calcext:value-type="float">
            <text:p>592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638" calcext:value-type="float">
            <text:p>663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84948797333" calcext:value-type="float">
            <text:p>0,9967849488</text:p>
          </table:table-cell>
          <table:table-cell table:number-columns-repeated="2"/>
          <table:table-cell table:formula="of:=SUM([.E18:.E27])/10" office:value-type="float" office:value="5843.5" calcext:value-type="float">
            <text:p>5843,5</text:p>
          </table:table-cell>
          <table:table-cell table:formula="of:=SUM([.F18:.F27])/10" office:value-type="float" office:value="21.3" calcext:value-type="float">
            <text:p>21,3</text:p>
          </table:table-cell>
          <table:table-cell table:formula="of:=SUM([.G18:.G27])/10" office:value-type="float" office:value="19.2" calcext:value-type="float">
            <text:p>19,2</text:p>
          </table:table-cell>
          <table:table-cell table:formula="of:=SUM([.H18:.H27])/10" office:value-type="float" office:value="6713" calcext:value-type="float">
            <text:p>671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150512026673" calcext:value-type="float">
            <text:p>0,0032150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25058420182" calcext:value-type="float">
            <text:p>0,9967250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37087744829" calcext:value-type="float">
            <text:p>0,99683708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42:21.184778591</meta:creation-date>
    <dc:date>2018-01-18T15:46:08.307208335</dc:date>
    <meta:editing-duration>PT3M48S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